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en" fo:country="US"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  <style:text-properties fo:language="en" fo:country="US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language="en" fo:country="U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 office:value-type="string" table:number-columns-spanned="2" table:number-rows-spanned="1">
            <text:p>I CAN HAS SLEEP ETC.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leeping bag</text:p>
          </table:table-cell>
          <table:table-cell/>
          <table:table-cell table:style-name="ce7" office:value-type="string" table:number-columns-spanned="3" table:number-rows-spanned="3">
            <text:p><text:span text:style-name="T1">USAGE:</text:span> Just put an “OK” or “n/a” in column A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/>
          <table:table-cell office:value-type="string">
            <text:p>Mattress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office:value-type="string">
            <text:p>Wash bag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Tooth pas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ooth brus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spiri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dom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Shower gel / shampo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andkerchief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mp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edicatio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Refreshment towels (throwaway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Razo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Insect repellent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r plugs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I SHALL NOT COME NAKED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office:value-type="string">
            <text:p>T-Shir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ullov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ants / trous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ck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rts / Undi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rger tow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ght shoes / sandal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ain 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ox for glasse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Glasses clea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mbrella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LITTLE THINGS THAT AMUSE ME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Reading materia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n analog gam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bacco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harging cabl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Walle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money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ticket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ealth insuranc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Non-essentials removed?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OD, I HATE CAMPING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Ten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ent pegs?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ishes &amp; eating ir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la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ug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ting irons (spork, knife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enknif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rovision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rinking bott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ubber boo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m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ilet paper and baby wip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rtable ash tray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escue 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loth pe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rash ba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Fire extinguisher if possib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omfy chair, maybe table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IVE ME NERDY THING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Ethernet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ultiple socket plug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wer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SB drive for sneakernet connectio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mething to put laptop on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EVIL DAYSTAR IS EVIL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un glass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 nice ha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un screen (str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 (not the Borat one)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TEH CAMP 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Micro USB cable (r0ketbadge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ECT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st of SSH fingerprints etc.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GPS</text:p>
          </table:table-cell>
          <table:table-cell table:number-columns-repeated="1022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.08.2011</text:date>, <text:time>16:0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22T16:02:51</dc:date>
    <meta:editing-duration>PT2H38M58S</meta:editing-duration>
    <meta:editing-cycles>45</meta:editing-cycles>
    <meta:generator>LibreOffice/3.3$Linux LibreOffice_project/330m19$Build-301</meta:generator>
    <dc:creator>orange </dc:creator>
    <meta:document-statistic meta:table-count="3" meta:cell-count="80" meta:object-count="0"/>
  </office:meta>
</office:document-meta>
</file>